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46in"/>
    </style:style>
    <style:style style:name="co3" style:family="table-column">
      <style:table-column-properties fo:break-before="auto" style:column-width="0.2256in"/>
    </style:style>
    <style:style style:name="co4" style:family="table-column">
      <style:table-column-properties fo:break-before="auto" style:column-width="1.5957in"/>
    </style:style>
    <style:style style:name="co5" style:family="table-column">
      <style:table-column-properties fo:break-before="auto" style:column-width="0.5728in"/>
    </style:style>
    <style:style style:name="co6" style:family="table-column">
      <style:table-column-properties fo:break-before="auto" style:column-width="0.3689in"/>
    </style:style>
    <style:style style:name="co7" style:family="table-column">
      <style:table-column-properties fo:break-before="auto" style:column-width="0.9929in"/>
    </style:style>
    <style:style style:name="co8" style:family="table-column">
      <style:table-column-properties fo:break-before="auto" style:column-width="1.4665in"/>
    </style:style>
    <style:style style:name="co9" style:family="table-column">
      <style:table-column-properties fo:break-before="auto" style:column-width="1.8429in"/>
    </style:style>
    <style:style style:name="co10" style:family="table-column">
      <style:table-column-properties fo:break-before="auto" style:column-width="2.0799in"/>
    </style:style>
    <style:style style:name="co11" style:family="table-column">
      <style:table-column-properties fo:break-before="auto" style:column-width="1.7783in"/>
    </style:style>
    <style:style style:name="co12" style:family="table-column">
      <style:table-column-properties fo:break-before="auto" style:column-width="1.3161in"/>
    </style:style>
    <style:style style:name="co13" style:family="table-column">
      <style:table-column-properties fo:break-before="auto" style:column-width="1.5311in"/>
    </style:style>
    <style:style style:name="co14" style:family="table-column">
      <style:table-column-properties fo:break-before="auto" style:column-width="1.7898in"/>
    </style:style>
    <style:style style:name="co15" style:family="table-column">
      <style:table-column-properties fo:break-before="auto" style:column-width="0.9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none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Liberation Sans" fo:font-weight="bold" style:font-name-asian="DejaVu Sans" style:font-weight-asian="bold" style:font-name-complex="DejaVu Sans" style:font-weight-complex="bold"/>
    </style:style>
    <style:style style:name="ce8" style:family="table-cell" style:parent-style-name="Default">
      <style:table-cell-properties fo:background-color="#c0c0c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0c0c0" fo:border="none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start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fo:border-bottom="0.0008in solid #000000" fo:border-left="none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117"/>
    <style:style style:name="ce20" style:family="table-cell" style:parent-style-name="Default" style:data-style-name="N117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ejaVu Sans" style:font-name-complex="DejaVu Sans"/>
    </style:style>
    <style:style style:name="ce23" style:family="table-cell" style:parent-style-name="Default">
      <style:table-cell-properties fo:border-bottom="none" fo:border-left="none" fo:border-right="0.0008in solid #000000" fo:border-top="0.0008in solid #000000"/>
    </style:style>
    <style:style style:name="ce24" style:family="table-cell" style:parent-style-name="Default">
      <style:table-cell-properties fo:border-bottom="0.0008in solid #000000" fo:border-left="none" fo:border-right="0.0008in solid #000000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normal" style:font-name-asian="DejaVu Sans" style:font-weight-asian="normal" style:font-name-complex="DejaVu Sans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table:number-columns-spanned="1" table:number-rows-spanned="2">
            <text:p>Experiment setup</text:p>
          </table:table-cell>
          <table:table-cell table:style-name="ce11" office:value-type="string" table:number-columns-spanned="8" table:number-rows-spanned="1">
            <text:p>wall time in s, average of two runs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23"/>
          <table:table-cell table:number-columns-repeated="1013"/>
        </table:table-row>
        <table:table-row table:style-name="ro1">
          <table:table-cell table:number-columns-repeated="2"/>
          <table:covered-table-cell table:style-name="ce2"/>
          <table:table-cell table:style-name="ce12" office:value-type="string" table:number-columns-spanned="8" table:number-rows-spanned="1">
            <text:p>AMD Phenom II X4 955, 4 x 800 Mhz, 16 GB RAM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4"/>
          <table:table-cell table:number-columns-repeated="1013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table:number-columns-spanned="9" table:number-rows-spanned="2">
            <text:p>Threader</text:p>
          </table:table-cell>
          <table:covered-table-cell table:style-name="ce3"/>
          <table:covered-table-cell table:style-name="ce3"/>
          <table:covered-table-cell table:number-columns-repeated="6"/>
          <table:table-cell table:number-columns-repeated="1013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4"/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</text:p>
          </table:table-cell>
          <table:table-cell table:style-name="ce18" office:value-type="string">
            <text:p>refinement time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thread</text:p>
          </table:table-cell>
          <table:table-cell table:style-name="ce25" office:value-type="string">
            <text:p>max pred. per env.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1.18">
            <text:p>1.18</text:p>
          </table:table-cell>
          <table:table-cell table:style-name="ce19" table:formula="of:=0.15/[.F11]" office:value-type="percentage" office:value="0.127118644067797">
            <text:p>12.7%</text:p>
          </table:table-cell>
          <table:table-cell table:style-name="ce19" table:formula="of:=0.59/[.F11]" office:value-type="percentage" office:value="0.5">
            <text:p>50.0%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79">
            <text:p>1.79</text:p>
          </table:table-cell>
          <table:table-cell table:style-name="ce19" table:formula="of:=0.41/[.F12]" office:value-type="percentage" office:value="0.229050279329609">
            <text:p>22.9%</text:p>
          </table:table-cell>
          <table:table-cell table:style-name="ce19" table:formula="of:=0.91/[.F12]" office:value-type="percentage" office:value="0.508379888268156">
            <text:p>50.8%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2.34">
            <text:p>2.34</text:p>
          </table:table-cell>
          <table:table-cell table:style-name="ce19" table:formula="of:=0.89/[.F13]" office:value-type="percentage" office:value="0.38034188034188">
            <text:p>38.0%</text:p>
          </table:table-cell>
          <table:table-cell table:style-name="ce19" table:formula="of:=0.84/[.F13]" office:value-type="percentage" office:value="0.358974358974359">
            <text:p>35.9%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1.98">
            <text:p>1.98</text:p>
          </table:table-cell>
          <table:table-cell table:style-name="ce19" table:formula="of:=0.71/[.F14]" office:value-type="percentage" office:value="0.358585858585859">
            <text:p>35.9%</text:p>
          </table:table-cell>
          <table:table-cell table:style-name="ce19" table:formula="of:=0.91/[.F14]" office:value-type="percentage" office:value="0.45959595959596">
            <text:p>46.0%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66">
            <text:p>0.66</text:p>
          </table:table-cell>
          <table:table-cell table:style-name="ce19" table:formula="of:=0.1/[.F15]" office:value-type="percentage" office:value="0.151515151515152">
            <text:p>15.2%</text:p>
          </table:table-cell>
          <table:table-cell table:style-name="ce19" table:formula="of:=0.365/[.F15]" office:value-type="percentage" office:value="0.553030303030303">
            <text:p>55.3%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table:style-name="ce13" office:value-type="float" office:value="4.07">
            <text:p>4.07</text:p>
          </table:table-cell>
          <table:table-cell table:style-name="ce19" table:formula="of:=2.42/[.F16]" office:value-type="percentage" office:value="0.594594594594595">
            <text:p>59.5%</text:p>
          </table:table-cell>
          <table:table-cell table:style-name="ce19" table:formula="of:=1.5/[.F16]" office:value-type="percentage" office:value="0.368550368550369">
            <text:p>36.9%</text:p>
          </table:table-cell>
          <table:table-cell table:style-name="ce14"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3"/>
        </table:table-row>
        <table:table-row table:style-name="ro1" table:number-rows-repeated="3">
          <table:table-cell table:number-columns-repeated="6"/>
          <table:table-cell table:style-name="Default"/>
          <table:table-cell/>
          <table:table-cell table:style-name="ce13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/>
          <table:table-cell table:style-name="ce13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218) <text:s/>– restarting, LBE, env. transitions applied separately 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total)</text:p>
          </table:table-cell>
          <table:table-cell table:style-name="ce18" office:value-type="string">
            <text:p>refinement time (% of all)</text:p>
          </table:table-cell>
          <table:table-cell table:style-name="ce21" office:value-type="string">
            <text:p>env. prec. adj. time (% of total)</text:p>
          </table:table-cell>
          <table:table-cell table:style-name="ce22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0.22">
            <text:p>0.22</text:p>
          </table:table-cell>
          <table:table-cell table:style-name="ce19" table:formula="of:=0.183/[.F25]" office:value-type="percentage" office:value="0.831818181818182">
            <text:p>83.2%</text:p>
          </table:table-cell>
          <table:table-cell table:style-name="ce19" table:formula="of:=0.035/[.F25]" office:value-type="percentage" office:value="0.159090909090909">
            <text:p>15.9%</text:p>
          </table:table-cell>
          <table:table-cell table:style-name="ce20" table:formula="of:=0.011/[.F25]" office:value-type="percentage" office:value="0.05">
            <text:p>5.0%</text:p>
          </table:table-cell>
          <table:table-cell table:style-name="ce20" table:formula="of:=89/305" office:value-type="percentage" office:value="0.291803278688525">
            <text:p>29.2%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2.975">
            <text:p>2.975</text:p>
          </table:table-cell>
          <table:table-cell table:style-name="ce19" table:formula="of:=2.63/[.F26]" office:value-type="percentage" office:value="0.884033613445378">
            <text:p>88.4%</text:p>
          </table:table-cell>
          <table:table-cell table:style-name="ce19" table:formula="of:=0.3255/[.F26]" office:value-type="percentage" office:value="0.109411764705882">
            <text:p>10.9%</text:p>
          </table:table-cell>
          <table:table-cell table:style-name="ce20" table:formula="of:=0.8065/[.F26]" office:value-type="percentage" office:value="0.27109243697479">
            <text:p>27.1%</text:p>
          </table:table-cell>
          <table:table-cell table:style-name="ce20" table:formula="of:=8363/14376" office:value-type="percentage" office:value="0.581733444629939">
            <text:p>58.2%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13"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0.2105">
            <text:p>0.2105</text:p>
          </table:table-cell>
          <table:table-cell table:style-name="ce19" table:formula="of:=0.1825/[.F27]" office:value-type="percentage" office:value="0.866983372921615">
            <text:p>86.7%</text:p>
          </table:table-cell>
          <table:table-cell table:style-name="ce19" table:formula="of:=0.026/[.F27]" office:value-type="percentage" office:value="0.123515439429929">
            <text:p>12.4%</text:p>
          </table:table-cell>
          <table:table-cell table:style-name="ce20" table:formula="of:=0.0015/[.F27]" office:value-type="percentage" office:value="0.00712589073634204">
            <text:p>0.7%</text:p>
          </table:table-cell>
          <table:table-cell table:style-name="ce20" table:formula="of:=28/368" office:value-type="percentage" office:value="0.0760869565217391">
            <text:p>7.6%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0.609">
            <text:p>0.609</text:p>
          </table:table-cell>
          <table:table-cell table:style-name="ce19" table:formula="of:=0.5135/[.F28]" office:value-type="percentage" office:value="0.843185550082102">
            <text:p>84.3%</text:p>
          </table:table-cell>
          <table:table-cell table:style-name="ce19" table:formula="of:=0.0935/[.F28]" office:value-type="percentage" office:value="0.153530377668309">
            <text:p>15.4%</text:p>
          </table:table-cell>
          <table:table-cell table:style-name="ce20" table:formula="of:=0.0335/[.F28]" office:value-type="percentage" office:value="0.055008210180624">
            <text:p>5.5%</text:p>
          </table:table-cell>
          <table:table-cell table:style-name="ce20" table:formula="of:=155/1823" office:value-type="percentage" office:value="0.0850246845858475">
            <text:p>8.5%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122">
            <text:p>0.122</text:p>
          </table:table-cell>
          <table:table-cell table:style-name="ce19" table:formula="of:=0.122/[.F29]" office:value-type="percentage" office:value="1">
            <text:p>100.0%</text:p>
          </table:table-cell>
          <table:table-cell table:style-name="ce19" office:value-type="percentage" office:value="0">
            <text:p>0.0%</text:p>
          </table:table-cell>
          <table:table-cell table:style-name="ce20" table:formula="of:=0.009/[.F29]" office:value-type="percentage" office:value="0.0737704918032787">
            <text:p>7.4%</text:p>
          </table:table-cell>
          <table:table-cell table:style-name="ce20" table:formula="of:=66/154" office:value-type="percentage" office:value="0.428571428571429">
            <text:p>42.9%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office:value-type="float" office:value="86.71">
            <text:p>86.71</text:p>
          </table:table-cell>
          <table:table-cell table:style-name="ce19" table:formula="of:=85.38/[.F30]" office:value-type="percentage" office:value="0.984661515396148">
            <text:p>98.5%</text:p>
          </table:table-cell>
          <table:table-cell table:style-name="ce19" table:formula="of:=1.307/[.F30]" office:value-type="percentage" office:value="0.015073232614462">
            <text:p>1.5%</text:p>
          </table:table-cell>
          <table:table-cell table:style-name="ce20" table:formula="of:=63.35/[.F30]" office:value-type="percentage" office:value="0.730596240341368">
            <text:p>73.1%</text:p>
          </table:table-cell>
          <table:table-cell table:style-name="ce20" table:formula="of:= 115755/ 138569" office:value-type="percentage" office:value="0.835360001154659">
            <text:p>83.5%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table:style-name="ce13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3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218) <text:s/>– restarting, LBE, env. transitions applied separately, 'false' in global predicates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all)</text:p>
          </table:table-cell>
          <table:table-cell table:style-name="ce18" office:value-type="string">
            <text:p>refinement time (% of total)</text:p>
          </table:table-cell>
          <table:table-cell table:style-name="ce21" office:value-type="string">
            <text:p>env. prec. adj. time (% of total)</text:p>
          </table:table-cell>
          <table:table-cell table:style-name="ce22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/>
          <table:table-cell table:style-name="ce19" table:number-columns-repeated="4"/>
          <table:table-cell/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10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715">
            <text:p>1.715</text:p>
          </table:table-cell>
          <table:table-cell table:style-name="ce19" table:formula="of:=1.568/[.F38]" office:value-type="percentage" office:value="0.914285714285714">
            <text:p>91.4%</text:p>
          </table:table-cell>
          <table:table-cell table:style-name="ce20" office:value-type="string">
            <text:p>?</text:p>
          </table:table-cell>
          <table:table-cell table:style-name="ce19" table:formula="of:=0.658/[.F38]" office:value-type="percentage" office:value="0.383673469387755">
            <text:p>38.4%</text:p>
          </table:table-cell>
          <table:table-cell table:style-name="ce19" table:formula="of:=2412/4466" office:value-type="percentage" office:value="0.540080609046126">
            <text:p>54.0%</text:p>
          </table:table-cell>
          <table:table-cell office:value-type="float" office:value="12">
            <text:p>12</text:p>
          </table:table-cell>
          <table:table-cell table:style-name="ce13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/>
          <table:table-cell table:style-name="ce19"/>
          <table:table-cell table:style-name="ce20"/>
          <table:table-cell/>
          <table:table-cell table:style-name="ce19"/>
          <table:table-cell/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/>
          <table:table-cell table:style-name="ce19"/>
          <table:table-cell table:style-name="ce20"/>
          <table:table-cell table:style-name="ce19" table:number-columns-repeated="2"/>
          <table:table-cell/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/>
          <table:table-cell table:style-name="ce19"/>
          <table:table-cell table:style-name="ce20"/>
          <table:table-cell table:style-name="ce19" table:number-columns-repeated="2"/>
          <table:table-cell/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office:value-type="float" office:value="57.7095">
            <text:p>57.7095</text:p>
          </table:table-cell>
          <table:table-cell table:style-name="ce19" table:formula="of:=56.6175/[.F42]" office:value-type="percentage" office:value="0.981077638863619">
            <text:p>98.1%</text:p>
          </table:table-cell>
          <table:table-cell table:style-name="ce20" office:value-type="string">
            <text:p>?</text:p>
          </table:table-cell>
          <table:table-cell table:style-name="ce19" table:formula="of:=42.5935/[.F42]" office:value-type="percentage" office:value="0.738067389251336">
            <text:p>73.8%</text:p>
          </table:table-cell>
          <table:table-cell table:style-name="ce19" table:formula="of:=85105/106408" office:value-type="percentage" office:value="0.799798887301707">
            <text:p>80.0%</text:p>
          </table:table-cell>
          <table:table-cell office:value-type="float" office:value="46">
            <text:p>46</text:p>
          </table:table-cell>
          <table:table-cell table:style-name="ce13"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1011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"/>
          <table: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218) <text:s/>– restarting, LBE, combined env. transitions, 'false' in global predicates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total)</text:p>
          </table:table-cell>
          <table:table-cell table:style-name="ce18" office:value-type="string">
            <text:p>refinement time (% of total)</text:p>
          </table:table-cell>
          <table:table-cell table:style-name="ce21" office:value-type="string">
            <text:p>env. prec. adj. time (% of total)</text:p>
          </table:table-cell>
          <table:table-cell table:style-name="ce22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0.196">
            <text:p>0.196</text:p>
          </table:table-cell>
          <table:table-cell table:style-name="ce19" table:formula="of:=0.1695/[.F49]" office:value-type="percentage" office:value="0.864795918367347">
            <text:p>86.5%</text:p>
          </table:table-cell>
          <table:table-cell table:style-name="ce19" table:formula="of:=0.026/[.F49]" office:value-type="percentage" office:value="0.13265306122449">
            <text:p>13.3%</text:p>
          </table:table-cell>
          <table:table-cell table:style-name="ce19" table:formula="of:=0.018/[.F49]" office:value-type="percentage" office:value="0.0918367346938776">
            <text:p>9.2%</text:p>
          </table:table-cell>
          <table:table-cell table:style-name="ce19" table:formula="of:=28/175" office:value-type="percentage" office:value="0.16">
            <text:p>16.0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1785">
            <text:p>1.1785</text:p>
          </table:table-cell>
          <table:table-cell table:style-name="ce19" table:formula="of:=0.961/[.F50]" office:value-type="percentage" office:value="0.815443360203649">
            <text:p>81.5%</text:p>
          </table:table-cell>
          <table:table-cell table:style-name="ce19" table:formula="of:=0.2135/[.F50]" office:value-type="percentage" office:value="0.181162494696648">
            <text:p>18.1%</text:p>
          </table:table-cell>
          <table:table-cell table:style-name="ce19" table:formula="of:=0.231/[.F50]" office:value-type="percentage" office:value="0.196011879507849">
            <text:p>19.6%</text:p>
          </table:table-cell>
          <table:table-cell table:style-name="ce19" table:formula="of:=335/1795" office:value-type="percentage" office:value="0.186629526462396">
            <text:p>18.7%</text:p>
          </table:table-cell>
          <table:table-cell office:value-type="float" office:value="9">
            <text:p>9</text:p>
          </table:table-cell>
          <table:table-cell table:style-name="ce13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0.225">
            <text:p>0.225</text:p>
          </table:table-cell>
          <table:table-cell table:style-name="ce19" table:formula="of:=0.196/[.F51]" office:value-type="percentage" office:value="0.871111111111111">
            <text:p>87.1%</text:p>
          </table:table-cell>
          <table:table-cell table:style-name="ce19" table:formula="of:=0.0265/[.F51]" office:value-type="percentage" office:value="0.117777777777778">
            <text:p>11.8%</text:p>
          </table:table-cell>
          <table:table-cell table:style-name="ce19" table:formula="of:=0.007/[.F51]" office:value-type="percentage" office:value="0.0311111111111111">
            <text:p>3.1%</text:p>
          </table:table-cell>
          <table:table-cell table:style-name="ce19" table:formula="of:=12/346" office:value-type="percentage" office:value="0.0346820809248555">
            <text:p>3.5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0.4365">
            <text:p>0.4365</text:p>
          </table:table-cell>
          <table:table-cell table:style-name="ce19" table:formula="of:=0.3725/[.F52]" office:value-type="percentage" office:value="0.853379152348225">
            <text:p>85.3%</text:p>
          </table:table-cell>
          <table:table-cell table:style-name="ce19" table:formula="of:=0.0605/[.F52]" office:value-type="percentage" office:value="0.138602520045819">
            <text:p>13.9%</text:p>
          </table:table-cell>
          <table:table-cell table:style-name="ce19" table:formula="of:=0.025/[.F52]" office:value-type="percentage" office:value="0.0572737686139748">
            <text:p>5.7%</text:p>
          </table:table-cell>
          <table:table-cell table:style-name="ce19" table:formula="of:=40/929" office:value-type="percentage" office:value="0.0430570505920344">
            <text:p>4.3%</text:p>
          </table:table-cell>
          <table:table-cell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1295">
            <text:p>0.1295</text:p>
          </table:table-cell>
          <table:table-cell table:style-name="ce19" table:formula="of:=0.1295/[.F53]" office:value-type="percentage" office:value="1">
            <text:p>100.0%</text:p>
          </table:table-cell>
          <table:table-cell table:style-name="ce19" office:value-type="percentage" office:value="0">
            <text:p>0.0%</text:p>
          </table:table-cell>
          <table:table-cell table:style-name="ce19" table:formula="of:=0.015/[.F53]" office:value-type="percentage" office:value="0.115830115830116">
            <text:p>11.6%</text:p>
          </table:table-cell>
          <table:table-cell table:style-name="ce19" table:formula="of:=10/93" office:value-type="percentage" office:value="0.10752688172043">
            <text:p>10.8%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table:style-name="ce13" office:value-type="string">
            <text:p>&gt; 2 min</text:p>
          </table:table-cell>
          <table:table-cell table:style-name="ce19" table:number-columns-repeated="4"/>
          <table:table-cell/>
          <table:table-cell table:style-name="ce13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239) <text:s/>– restarting, SBE, combined env. transitions, 'false' in global predicates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total)</text:p>
          </table:table-cell>
          <table:table-cell table:style-name="ce18" office:value-type="string">
            <text:p>refinement time (% of total)</text:p>
          </table:table-cell>
          <table:table-cell table:style-name="ce21" office:value-type="string">
            <text:p>env. prec. adj. time (% of total)</text:p>
          </table:table-cell>
          <table:table-cell table:style-name="ce22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0.1975">
            <text:p>0.1975</text:p>
          </table:table-cell>
          <table:table-cell table:style-name="ce19" table:formula="of:=0.161/[.F61]" office:value-type="percentage" office:value="0.815189873417721">
            <text:p>81.5%</text:p>
          </table:table-cell>
          <table:table-cell table:style-name="ce19" table:formula="of:=0.0325/[.F61]" office:value-type="percentage" office:value="0.164556962025316">
            <text:p>16.5%</text:p>
          </table:table-cell>
          <table:table-cell table:style-name="ce19" table:formula="of:=0.016/[.F61]" office:value-type="percentage" office:value="0.0810126582278481">
            <text:p>8.1%</text:p>
          </table:table-cell>
          <table:table-cell table:style-name="ce19" table:formula="of:=48/206" office:value-type="percentage" office:value="0.233009708737864">
            <text:p>23.3%</text:p>
          </table:table-cell>
          <table:table-cell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2.286">
            <text:p>2.286</text:p>
          </table:table-cell>
          <table:table-cell table:style-name="ce19" table:formula="of:=1.967/[.F62]" office:value-type="percentage" office:value="0.860454943132108">
            <text:p>86.0%</text:p>
          </table:table-cell>
          <table:table-cell table:style-name="ce19" table:formula="of:=0.3065/[.F62]" office:value-type="percentage" office:value="0.134076990376203">
            <text:p>13.4%</text:p>
          </table:table-cell>
          <table:table-cell table:style-name="ce19" table:formula="of:=0.8895/[.F62]" office:value-type="percentage" office:value="0.389107611548556">
            <text:p>38.9%</text:p>
          </table:table-cell>
          <table:table-cell table:style-name="ce19" table:formula="of:=2949/5253" office:value-type="percentage" office:value="0.561393489434609">
            <text:p>56.1%</text:p>
          </table:table-cell>
          <table:table-cell office:value-type="float" office:value="18">
            <text:p>18</text:p>
          </table:table-cell>
          <table:table-cell table:style-name="ce13"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0.266">
            <text:p>0.266</text:p>
          </table:table-cell>
          <table:table-cell table:style-name="ce19" table:formula="of:=0.2165/[.F63]" office:value-type="percentage" office:value="0.81390977443609">
            <text:p>81.4%</text:p>
          </table:table-cell>
          <table:table-cell table:style-name="ce19" table:formula="of:=0.046/[.F63]" office:value-type="percentage" office:value="0.172932330827068">
            <text:p>17.3%</text:p>
          </table:table-cell>
          <table:table-cell table:style-name="ce19" table:formula="of:=0.0055/[.F63]" office:value-type="percentage" office:value="0.0206766917293233">
            <text:p>2.1%</text:p>
          </table:table-cell>
          <table:table-cell table:style-name="ce19" table:formula="of:=20/523" office:value-type="percentage" office:value="0.0382409177820268">
            <text:p>3.8%</text:p>
          </table:table-cell>
          <table:table-cell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0.7555">
            <text:p>0.7555</text:p>
          </table:table-cell>
          <table:table-cell table:style-name="ce19" table:formula="of:=0.5705/[.F64]" office:value-type="percentage" office:value="0.755129053606883">
            <text:p>75.5%</text:p>
          </table:table-cell>
          <table:table-cell table:style-name="ce19" table:formula="of:=0.1765/[.F64]" office:value-type="percentage" office:value="0.233620119126406">
            <text:p>23.4%</text:p>
          </table:table-cell>
          <table:table-cell table:style-name="ce19" table:formula="of:=0.056/[.F64]" office:value-type="percentage" office:value="0.0741230972865652">
            <text:p>7.4%</text:p>
          </table:table-cell>
          <table:table-cell table:style-name="ce19" table:formula="of:=142/1912" office:value-type="percentage" office:value="0.0742677824267782">
            <text:p>7.4%</text:p>
          </table:table-cell>
          <table:table-cell office:value-type="float" office:value="11">
            <text:p>11</text:p>
          </table:table-cell>
          <table:table-cell table:style-name="ce13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1395">
            <text:p>0.1395</text:p>
          </table:table-cell>
          <table:table-cell table:style-name="ce19" table:formula="of:=0.1205/[.F65]" office:value-type="percentage" office:value="0.863799283154122">
            <text:p>86.4%</text:p>
          </table:table-cell>
          <table:table-cell table:style-name="ce19" table:formula="of:=0.017/[.F65]" office:value-type="percentage" office:value="0.121863799283154">
            <text:p>12.2%</text:p>
          </table:table-cell>
          <table:table-cell table:style-name="ce19" table:formula="of:=0.013/[.F65]" office:value-type="percentage" office:value="0.0931899641577061">
            <text:p>9.3%</text:p>
          </table:table-cell>
          <table:table-cell table:style-name="ce19" table:formula="of:=39/173" office:value-type="percentage" office:value="0.225433526011561">
            <text:p>22.5%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table:style-name="ce13" office:value-type="float" office:value="65.148">
            <text:p>65.148</text:p>
          </table:table-cell>
          <table:table-cell table:style-name="ce19" table:formula="of:=63.7535/[.F66]" office:value-type="percentage" office:value="0.978594891631362">
            <text:p>97.9%</text:p>
          </table:table-cell>
          <table:table-cell table:style-name="ce19" table:formula="of:=1.3695/[.F66]" office:value-type="percentage" office:value="0.0210213667342052">
            <text:p>2.1%</text:p>
          </table:table-cell>
          <table:table-cell table:style-name="ce19" table:formula="of:=48.2605/[.F66]" office:value-type="percentage" office:value="0.740782525940934">
            <text:p>74.1%</text:p>
          </table:table-cell>
          <table:table-cell table:style-name="ce19" table:formula="of:=84267/101594" office:value-type="percentage" office:value="0.829448589483631">
            <text:p>82.9%</text:p>
          </table:table-cell>
          <table:table-cell office:value-type="float" office:value="68">
            <text:p>68</text:p>
          </table:table-cell>
          <table:table-cell table:style-name="ce13" office:value-type="float" office:value="14">
            <text:p>14</text:p>
          </table:table-cell>
          <table:table-cell office:value-type="float" office:value="32">
            <text:p>32</text:p>
          </table:table-cell>
          <table:table-cell table:number-columns-repeated="101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1299in" fo:margin-right="0.1201in" style:shadow="none" fo:background-color="transparent" style:scale-to="64%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08/30/2011</text:date>, <text:time>14:0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ca przemyslaw</meta:initial-creator>
    <meta:creation-date>2011-08-11T13:34:40</meta:creation-date>
    <dc:date>2011-08-30T14:01:46</dc:date>
    <dc:creator>daca przemyslaw</dc:creator>
    <meta:editing-duration>PT19H29M15S</meta:editing-duration>
    <meta:editing-cycles>27</meta:editing-cycles>
    <meta:generator>OpenOffice.org/3.2$Unix OpenOffice.org_project/320m12$Build-9483</meta:generator>
    <meta:printed-by>daca przemyslaw</meta:printed-by>
    <meta:print-date>2011-08-30T13:52:41</meta:print-date>
    <meta:document-statistic meta:table-count="3" meta:cell-count="340" meta:object-count="0"/>
  </office:meta>
</office:document-meta>
</file>